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af sandwich shop.</text:p>
      <text:p text:style-name="P1"/>
      <text:p text:style-name="P2"/>
      <text:p text:style-name="P2">Introduction:</text:p>
      <text:p text:style-name="P3">Gruppens introduktion er en smule for omfattende og indholder ting som kunne været skrevet andre steder. Der kommes ind på møde holdt med kunden, samt drøftede krav for det færdige produkt. Dette skulle nok være flyttet ind senere i rapporten. </text:p>
      <text:p text:style-name="P3">Beskrivelsen af kundens virksomhed er fin, men en kort beskrivelse af det ønskede produkt ville hjælpe. </text:p>
      <text:p text:style-name="P3"/>
      <text:p text:style-name="P2">Projekt Aggrement:</text:p>
      <text:p text:style-name="P3">Gruppen præsentere et meget klart billed af det ønskede produkt og har deadlines klart aftalt med kunden. Diverse funktionaliteter er også blevet klart opstillet efter deres prioritet. Gruppen har også en klar tidsplan lagt for de tre iterationer af projektet, og hver del virker fornuftig og overkommelig.</text:p>
      <text:p text:style-name="P3"/>
      <text:p text:style-name="P2">Application Domain:</text:p>
      <text:p text:style-name="P3">Gruppen viser et fint billed af hvordan produktet skal kunne bruges af kunden såvel som kundens kunder. Desuden er produktets funktionalitet og interface meget fint eksemplificeret ved hjælp af use-cases.</text:p>
      <text:p text:style-name="P2"/>
      <text:p text:style-name="P2">Requirements and Risks:</text:p>
      <text:p text:style-name="P3">Gruppen har fint beskrevet kravene til produktet. Desuden viser de en klar forståelse af hvad der kan udgøre risiko produktet, og kommer mulig løsningsforslag.</text:p>
      <text:p text:style-name="P3"/>
      <text:p text:style-name="P2">Mangler:</text:p>
      <text:p text:style-name="P3">Gruppen mangler klart en nedbrydning af produktet, samt hvordan de vil udarbejde disse dele mellem sig. Derudover mangler de klargøre hvad deres styrker og svagheder er hver især, samt hvordan deres interne rolle-fordeling vil væ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3M52S</meta:editing-duration>
    <meta:editing-cycles>3</meta:editing-cycles>
    <meta:generator>OpenOffice/4.0.0$Win32 OpenOffice.org_project/400m3$Build-9702</meta:generator>
    <dc:date>2014-04-09T23:13:28.43</dc:date>
    <meta:document-statistic meta:table-count="0" meta:image-count="0" meta:object-count="0" meta:page-count="1" meta:paragraph-count="12" meta:word-count="205" meta:character-count="1354"/>
    <dc:creator>Rune Franch </dc:creator>
    <meta:user-defined meta:name="Info 1"/>
    <meta:user-defined meta:name="Info 2"/>
    <meta:user-defined meta:name="Info 3"/>
    <meta:user-defined meta:name="Info 4"/>
  </office:meta>
</office:document-meta>
</file>